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TDValidator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TDValidator.endElement( QName elemen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Validator.startDocument( XMLLocator locator , String encoding , NamespaceContext namespaceContext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DTDValidator.XMLDTDValid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TDValidator.normalizeAttrValue( XMLAttributes attributes , int ind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DTDValidator.getGrammarBu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Validator.ensureStackCapacity( int newElementDep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DTDValidator.endDocument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TDValidator.rootElementSpecified( QName root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DTDValidator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Validator.reset( XMLComponentManager componentManag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XMLDTDValidator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Validator.checkContent( int elementIndex , QName [ ] children , int childOffset , int childCou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DTDValidator.ignorableWhitespace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TDValidator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Validator.getExternalEntityRefInAttrValue( String nonNormalized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DTDValidator.has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Validator.emptyElement( QName element , XMLAttributes attributes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DTDValidator.doctypeDecl( String rootElement , String publicId , String systemId , Augmentations au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DTDValidator.getPropertyDefault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Validator.charDataInCont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DTDValidator.textDecl( String version , String encoding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TDValidator.isSpac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Validator.getContentSpecType( int element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DTDValidato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Validato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DTDValidator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Validator.end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TDValidator.handleStartElement( QName element , XMLAttributes attributes , Augmentations aug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XMLDTDValidato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Validator.startGeneralEntity( String name , XMLResourceIdentifier identifier , String encoding , Augmentations au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DTDValidator.characters( XMLString text , Augmentations aug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XMLDTDValidator.getFeatureDefault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TDValidato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Validator.startNamespaceScope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TDValidator.endNamespaceScope( QName element , Augmentations augs , boolean isEmp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TDValidator.characterData( String data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TDValidator.validateDTDattribute( QName element , String attValue , XMLAttributeDecl attributeDecl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9">
            <text:p text:style-name="Table_20_Contents">9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XMLDTDValidator.invalidStandaloneAttDef( QName element , QNam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TDValidator.comment( XMLString text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DTDValidator.getAttributeTypeName( XMLAttributeDecl attrDec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MLDTDValidator.addDTDDefaultAttrsAndValidate( QName elementName , int elementIndex , XMLAttributes attributes )</text:p>
          </table:table-cell>
          <table:table-cell office:value-type="float" office:value="45">
            <text:p text:style-name="Table_20_Contents">45</text:p>
          </table:table-cell>
          <table:table-cell office:value-type="float" office:value="51">
            <text:p text:style-name="Table_20_Contents">51</text:p>
          </table:table-cell>
          <table:table-cell office:value-type="float" office:value="160">
            <text:p text:style-name="Table_20_Contents">160</text:p>
          </table:table-cell>
        </table:table-row>
        <table:table-row>
          <table:table-cell office:value-type="string">
            <text:p text:style-name="Table_20_Contents">XMLDTDValidator.setDocumentHandler( XMLDocumentHandler docum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TDValidator.startElement( QName element , XMLAttributes attributes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TDValidator.xmlDecl( String version , String encoding , String standalone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TDValidator.processingInstruction( String target , XMLString data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DTDValidator.handleEndElement( QName element , Augmentations augs , boolean isEmpt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XMLDTDValidator.endGeneralEntity( String nam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TDValidator.startCDATA(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